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5.47pt" svg:y="54.03pt">
            <draw:object draw:notify-on-update-of-ranges="Sheet1.A2:Sheet1.A2 Sheet1.A3:Sheet1.A38 Sheet1.D2:Sheet1.D2 Sheet1.D3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st Bump Triggered</text:p>
          </table:table-cell>
          <table:table-cell table:number-columns-repeated="2"/>
          <table:table-cell office:value-type="string" calcext:value-type="string">
            <text:p>Actual Shift Time</text:p>
          </table:table-cell>
        </table:table-row>
        <table:table-row table:style-name="ro1">
          <table:table-cell office:value-type="string" calcext:value-type="string">
            <text:p>Speed (nA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table:formula="of:=[.B3]-301.0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/>
          <table:table-cell table:formula="of:=[.B4]-301.0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/>
          <table:table-cell table:formula="of:=[.B5]-301.0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INF</text:p>
          </table:table-cell>
          <table:table-cell/>
          <table:table-cell table:formula="of:=[.B6]-301.02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68.6" calcext:value-type="float">
            <text:p>1268.6</text:p>
          </table:table-cell>
          <table:table-cell/>
          <table:table-cell table:formula="of:=[.B7]-301.02" office:value-type="float" office:value="967.58" calcext:value-type="float">
            <text:p>967.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10.25" calcext:value-type="float">
            <text:p>1510.25</text:p>
          </table:table-cell>
          <table:table-cell/>
          <table:table-cell table:formula="of:=[.B8]-301.02" office:value-type="float" office:value="1209.23" calcext:value-type="float">
            <text:p>1209.2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3.71" calcext:value-type="float">
            <text:p>1253.71</text:p>
          </table:table-cell>
          <table:table-cell/>
          <table:table-cell table:formula="of:=[.B9]-301.02" office:value-type="float" office:value="952.69" calcext:value-type="float">
            <text:p>952.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19.28" calcext:value-type="float">
            <text:p>1119.28</text:p>
          </table:table-cell>
          <table:table-cell/>
          <table:table-cell table:formula="of:=[.B10]-301.02" office:value-type="float" office:value="818.26" calcext:value-type="float">
            <text:p>818.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65.13" calcext:value-type="float">
            <text:p>1065.13</text:p>
          </table:table-cell>
          <table:table-cell/>
          <table:table-cell table:formula="of:=[.B11]-301.02" office:value-type="float" office:value="764.11" calcext:value-type="float">
            <text:p>764.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89.41" calcext:value-type="float">
            <text:p>1089.41</text:p>
          </table:table-cell>
          <table:table-cell/>
          <table:table-cell table:formula="of:=[.B12]-301.02" office:value-type="float" office:value="788.39" calcext:value-type="float">
            <text:p>788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4.27" calcext:value-type="float">
            <text:p>1094.27</text:p>
          </table:table-cell>
          <table:table-cell/>
          <table:table-cell table:formula="of:=[.B13]-301.02" office:value-type="float" office:value="793.25" calcext:value-type="float">
            <text:p>793.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27.15" calcext:value-type="float">
            <text:p>1027.15</text:p>
          </table:table-cell>
          <table:table-cell/>
          <table:table-cell table:formula="of:=[.B14]-301.02" office:value-type="float" office:value="726.13" calcext:value-type="float">
            <text:p>726.1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5.18" calcext:value-type="float">
            <text:p>1115.18</text:p>
          </table:table-cell>
          <table:table-cell/>
          <table:table-cell table:formula="of:=[.B15]-301.02" office:value-type="float" office:value="814.16" calcext:value-type="float">
            <text:p>814.1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13.12" calcext:value-type="float">
            <text:p>1113.12</text:p>
          </table:table-cell>
          <table:table-cell/>
          <table:table-cell table:formula="of:=[.B16]-301.02" office:value-type="float" office:value="812.1" calcext:value-type="float">
            <text:p>812.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09.61" calcext:value-type="float">
            <text:p>1009.61</text:p>
          </table:table-cell>
          <table:table-cell/>
          <table:table-cell table:formula="of:=[.B17]-301.02" office:value-type="float" office:value="708.59" calcext:value-type="float">
            <text:p>708.5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81.34" calcext:value-type="float">
            <text:p>1081.34</text:p>
          </table:table-cell>
          <table:table-cell/>
          <table:table-cell table:formula="of:=[.B18]-301.02" office:value-type="float" office:value="780.32" calcext:value-type="float">
            <text:p>780.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77.17" calcext:value-type="float">
            <text:p>1077.17</text:p>
          </table:table-cell>
          <table:table-cell/>
          <table:table-cell table:formula="of:=[.B19]-301.02" office:value-type="float" office:value="776.15" calcext:value-type="float">
            <text:p>776.1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97.17" calcext:value-type="float">
            <text:p>1097.17</text:p>
          </table:table-cell>
          <table:table-cell/>
          <table:table-cell table:formula="of:=[.B20]-301.02" office:value-type="float" office:value="796.15" calcext:value-type="float">
            <text:p>796.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98.23" calcext:value-type="float">
            <text:p>1098.23</text:p>
          </table:table-cell>
          <table:table-cell/>
          <table:table-cell table:formula="of:=[.B21]-301.02" office:value-type="float" office:value="797.21" calcext:value-type="float">
            <text:p>797.2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76.93" calcext:value-type="float">
            <text:p>1076.93</text:p>
          </table:table-cell>
          <table:table-cell/>
          <table:table-cell table:formula="of:=[.B22]-301.02" office:value-type="float" office:value="775.91" calcext:value-type="float">
            <text:p>775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.17" calcext:value-type="float">
            <text:p>1043.17</text:p>
          </table:table-cell>
          <table:table-cell/>
          <table:table-cell table:formula="of:=[.B23]-301.02" office:value-type="float" office:value="742.15" calcext:value-type="float">
            <text:p>742.1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65.9" calcext:value-type="float">
            <text:p>1065.9</text:p>
          </table:table-cell>
          <table:table-cell/>
          <table:table-cell table:formula="of:=[.B24]-301.02" office:value-type="float" office:value="764.88" calcext:value-type="float">
            <text:p>764.8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77.4" calcext:value-type="float">
            <text:p>877.4</text:p>
          </table:table-cell>
          <table:table-cell/>
          <table:table-cell table:formula="of:=[.B25]-301.02" office:value-type="float" office:value="576.38" calcext:value-type="float">
            <text:p>576.3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18.77" calcext:value-type="float">
            <text:p>918.77</text:p>
          </table:table-cell>
          <table:table-cell/>
          <table:table-cell table:formula="of:=[.B26]-301.02" office:value-type="float" office:value="617.75" calcext:value-type="float">
            <text:p>617.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06.96" calcext:value-type="float">
            <text:p>906.96</text:p>
          </table:table-cell>
          <table:table-cell/>
          <table:table-cell table:formula="of:=[.B27]-301.02" office:value-type="float" office:value="605.94" calcext:value-type="float">
            <text:p>605.9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00.33" calcext:value-type="float">
            <text:p>800.33</text:p>
          </table:table-cell>
          <table:table-cell/>
          <table:table-cell table:formula="of:=[.B28]-301.02" office:value-type="float" office:value="499.31" calcext:value-type="float">
            <text:p>499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4.85" calcext:value-type="float">
            <text:p>784.85</text:p>
          </table:table-cell>
          <table:table-cell/>
          <table:table-cell table:formula="of:=[.B29]-301.02" office:value-type="float" office:value="483.83" calcext:value-type="float">
            <text:p>483.8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32.64" calcext:value-type="float">
            <text:p>732.64</text:p>
          </table:table-cell>
          <table:table-cell/>
          <table:table-cell table:formula="of:=[.B30]-301.02" office:value-type="float" office:value="431.62" calcext:value-type="float">
            <text:p>431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7.08" calcext:value-type="float">
            <text:p>757.08</text:p>
          </table:table-cell>
          <table:table-cell/>
          <table:table-cell table:formula="of:=[.B31]-301.02" office:value-type="float" office:value="456.06" calcext:value-type="float">
            <text:p>456.0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06.3" calcext:value-type="float">
            <text:p>706.3</text:p>
          </table:table-cell>
          <table:table-cell/>
          <table:table-cell table:formula="of:=[.B32]-301.02" office:value-type="float" office:value="405.28" calcext:value-type="float">
            <text:p>405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9.65" calcext:value-type="float">
            <text:p>739.65</text:p>
          </table:table-cell>
          <table:table-cell/>
          <table:table-cell table:formula="of:=[.B33]-301.02" office:value-type="float" office:value="438.63" calcext:value-type="float">
            <text:p>438.6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04.58" calcext:value-type="float">
            <text:p>704.58</text:p>
          </table:table-cell>
          <table:table-cell/>
          <table:table-cell table:formula="of:=[.B34]-301.02" office:value-type="float" office:value="403.56" calcext:value-type="float">
            <text:p>403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.7" calcext:value-type="float">
            <text:p>732.7</text:p>
          </table:table-cell>
          <table:table-cell/>
          <table:table-cell table:formula="of:=[.B35]-301.02" office:value-type="float" office:value="431.68" calcext:value-type="float">
            <text:p>431.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33.23" calcext:value-type="float">
            <text:p>733.23</text:p>
          </table:table-cell>
          <table:table-cell/>
          <table:table-cell table:formula="of:=[.B36]-301.02" office:value-type="float" office:value="432.21" calcext:value-type="float">
            <text:p>432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4.1" calcext:value-type="float">
            <text:p>684.1</text:p>
          </table:table-cell>
          <table:table-cell/>
          <table:table-cell table:formula="of:=[.B37]-301.02" office:value-type="float" office:value="383.08" calcext:value-type="float">
            <text:p>383.0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80.71" calcext:value-type="float">
            <text:p>680.71</text:p>
          </table:table-cell>
          <table:table-cell/>
          <table:table-cell table:formula="of:=[.B38]-301.02" office:value-type="float" office:value="379.69" calcext:value-type="float">
            <text:p>379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2:31:05.914511714</meta:creation-date>
    <meta:generator>LibreOffice/6.1.0.3$Linux_X86_64 LibreOffice_project/10$Build-3</meta:generator>
    <dc:date>2018-08-30T13:29:33.471798415</dc:date>
    <meta:editing-duration>PT18M15S</meta:editing-duration>
    <meta:editing-cycles>4</meta:editing-cycles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Speed-Shifttime</text:p>
        </chart:title>
        <chart:plot-area chart:style-name="ch3" table:cell-range-address="Sheet1.A2:Sheet1.A38 Sheet1.D2:Sheet1.D38" chart:data-source-has-labels="row" svg:x="1.321cm" svg:y="1.301cm" svg:width="14.359cm" svg:height="6.548cm">
          <chartooo:coordinate-region svg:x="2.144cm" svg:y="1.504cm" svg:width="13.249cm" svg:height="5.692cm"/>
          <chart:axis chart:dimension="x" chart:name="primary-x" chart:style-name="ch4">
            <chart:title svg:x="7.099cm" svg:y="8.029cm" chart:style-name="ch5">
              <text:p>Speed Current (nA)</text:p>
            </chart:title>
          </chart:axis>
          <chart:axis chart:dimension="y" chart:name="primary-y" chart:style-name="ch4">
            <chart:title svg:x="0.451cm" svg:y="6.125cm" chart:style-name="ch6">
              <text:p>Bump Shift Time (ms)</text:p>
            </chart:title>
            <chart:grid chart:style-name="ch7" chart:class="major"/>
          </chart:axis>
          <chart:series chart:style-name="ch8" chart:values-cell-range-address="Sheet1.D3:Sheet1.D38" chart:label-cell-address="Sheet1.D2:Sheet1.D2" chart:class="chart:scatter">
            <chart:domain table:cell-range-address="Sheet1.A3:Sheet1.A38"/>
            <chart:data-point chart:repeated="4"/>
            <chart:data-point chart:style-name="ch9" chart:repeated="5"/>
            <chart:data-point/>
            <chart:data-point chart:style-name="ch9" chart:repeated="2"/>
            <chart:data-point/>
            <chart:data-point chart:style-name="ch9" chart:repeated="2"/>
            <chart:data-point chart:repeated="7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8</svg:desc>
                </draw:g>
              </table:table-cell>
              <table:table-cell office:value-type="float" office:value="NaN">
                <text:p>NaN</text:p>
                <draw:g>
                  <svg:desc>Sheet1.D3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67.58">
                <text:p>967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209.23">
                <text:p>1209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952.69">
                <text:p>952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18.26">
                <text:p>818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764.11">
                <text:p>764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788.39">
                <text:p>788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3.25">
                <text:p>79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726.13">
                <text:p>726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814.16">
                <text:p>814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812.1">
                <text:p>81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708.59">
                <text:p>708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780.32">
                <text:p>78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776.15">
                <text:p>776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796.15">
                <text:p>79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797.21">
                <text:p>797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775.91">
                <text:p>775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742.15">
                <text:p>74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764.88">
                <text:p>764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576.38">
                <text:p>576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617.75">
                <text:p>617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605.94">
                <text:p>60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99.31">
                <text:p>499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83.83">
                <text:p>483.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431.62">
                <text:p>431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56.06">
                <text:p>456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405.28">
                <text:p>405.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438.63">
                <text:p>438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403.56">
                <text:p>403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31.68">
                <text:p>431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432.21">
                <text:p>432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383.08">
                <text:p>383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379.69">
                <text:p>379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